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09"/>
    </style:style>
    <style:style style:name="P2" style:family="paragraph" style:parent-style-name="Standard">
      <style:text-properties officeooo:rsid="001db429"/>
    </style:style>
    <style:style style:name="P3" style:family="paragraph" style:parent-style-name="Standard">
      <style:text-properties officeooo:paragraph-rsid="0028490f"/>
    </style:style>
    <style:style style:name="P4" style:family="paragraph" style:parent-style-name="Standard">
      <style:text-properties officeooo:rsid="0026b34c" officeooo:paragraph-rsid="0026b34c"/>
    </style:style>
    <style:style style:name="P5" style:family="paragraph" style:parent-style-name="Standard">
      <style:text-properties officeooo:rsid="00254b8b" officeooo:paragraph-rsid="002a278d"/>
    </style:style>
    <style:style style:name="P6" style:family="paragraph" style:parent-style-name="Standard">
      <style:text-properties officeooo:rsid="00254b8b" officeooo:paragraph-rsid="0031cf81"/>
    </style:style>
    <style:style style:name="P7" style:family="paragraph" style:parent-style-name="Standard">
      <style:text-properties officeooo:paragraph-rsid="002a278d"/>
    </style:style>
    <style:style style:name="P8" style:family="paragraph">
      <style:paragraph-properties fo:text-align="center"/>
    </style:style>
    <style:style style:name="T1" style:family="text">
      <style:text-properties officeooo:rsid="0010f709"/>
    </style:style>
    <style:style style:name="T2" style:family="text">
      <style:text-properties officeooo:rsid="001db429"/>
    </style:style>
    <style:style style:name="T3" style:family="text">
      <style:text-properties officeooo:rsid="00212417"/>
    </style:style>
    <style:style style:name="T4" style:family="text">
      <style:text-properties officeooo:rsid="002a278d"/>
    </style:style>
    <style:style style:name="T5" style:family="text">
      <style:text-properties officeooo:rsid="002b0f58"/>
    </style:style>
    <style:style style:name="T6" style:family="text">
      <style:text-properties officeooo:rsid="002efd79"/>
    </style:style>
    <style:style style:name="T7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198a8a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true" fo:min-height="0.3035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1.0413in" svg:height="0.5913in" svg:x="0.1201in" svg:y="-0.0189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1.0705in" svg:height="0.5539in" svg:x="0.2425in" svg:y="-0.0854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2" svg:width="1.0504in" svg:height="0.5161in" svg:x="0.348in" svg:y="-0.1429in"><text:p><text:span text:style-name="T7"><text:s/></text:span><text:span text:style-name="T7">Documen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svg:width="1.3071in" svg:height="0.4925in" svg:x="5.3181in" svg:y="0.1138in"><text:p><text:s text:c="6"/>Query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tab/><text:tab/><text:tab/></text:p>
      <text:p text:style-name="Standard"/>
      <text:p text:style-name="Standard"/>
      <text:p text:style-name="Standard"><draw:custom-shape text:anchor-type="paragraph" draw:z-index="3" draw:style-name="gr3" svg:width="0.237in" svg:height="0.4567in" svg:x="0.5752in" svg:y="0.1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3" svg:width="0.237in" svg:height="0.3941in" svg:x="5.8673in" svg:y="0.15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/text:p>
      <text:p text:style-name="P1"/>
      <text:p text:style-name="P1"/>
      <text:p text:style-name="P1"><draw:custom-shape text:anchor-type="paragraph" draw:z-index="4" draw:style-name="gr4" svg:width="1.5059in" svg:height="0.3039in" svg:x="-0.0689in" svg:y="0.1283in"><text:p><text:s text:c="8"/>Tokenisa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4" svg:width="1.5059in" svg:height="0.3039in" svg:x="5.2807in" svg:y="0.111in"><text:p><text:s text:c="8"/>Tokenisation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rect text:anchor-type="paragraph" draw:z-index="30" draw:style-name="gr5" draw:text-style-name="P8" svg:width="0.4925in" svg:height="0.1803in" svg:x="3.4154in" svg:y="2.4839in"><text:p text:style-name="P8">s3</text:p></draw:rect><draw:rect text:anchor-type="paragraph" draw:z-index="29" draw:style-name="gr5" draw:text-style-name="P8" svg:width="0.4925in" svg:height="0.1803in" svg:x="2.9228in" svg:y="2.4839in"><text:p text:style-name="P8">dk</text:p></draw:rect><draw:rect text:anchor-type="paragraph" draw:z-index="28" draw:style-name="gr5" draw:text-style-name="P8" svg:width="0.4925in" svg:height="0.1803in" svg:x="3.4154in" svg:y="2.3043in"><text:p text:style-name="P8">s2</text:p></draw:rect><draw:rect text:anchor-type="paragraph" draw:z-index="27" draw:style-name="gr5" draw:text-style-name="P8" svg:width="0.4925in" svg:height="0.1803in" svg:x="2.9228in" svg:y="2.3043in"><text:p text:style-name="P8">di</text:p></draw:rect><draw:rect text:anchor-type="paragraph" draw:z-index="26" draw:style-name="gr5" draw:text-style-name="P8" svg:width="0.4925in" svg:height="0.1803in" svg:x="2.9228in" svg:y="2.1244in"><text:p text:style-name="P8">dj</text:p></draw:rect><draw:rect text:anchor-type="paragraph" draw:z-index="25" draw:style-name="gr5" draw:text-style-name="P8" svg:width="0.4925in" svg:height="0.1803in" svg:x="3.4154in" svg:y="2.1244in"><text:p text:style-name="P8">s1</text:p></draw:rect><draw:rect text:anchor-type="paragraph" draw:z-index="24" draw:style-name="gr5" draw:text-style-name="P8" svg:width="0.4925in" svg:height="0.1803in" svg:x="3.4154in" svg:y="1.9445in"><text:p text:style-name="P8">Score</text:p></draw:rect><draw:rect text:anchor-type="paragraph" draw:z-index="23" draw:style-name="gr5" draw:text-style-name="P8" svg:width="0.4925in" svg:height="0.1803in" svg:x="2.9228in" svg:y="1.9445in"><text:p text:style-name="P8">Doc</text:p></draw:rect><draw:rect text:anchor-type="paragraph" draw:z-index="20" draw:style-name="gr5" draw:text-style-name="P8" svg:width="0.3024in" svg:height="0.2559in" svg:x="1.7965in" svg:y="1.8728in"><text:p text:style-name="P8">d2</text:p></draw:rect><draw:rect text:anchor-type="paragraph" draw:z-index="19" draw:style-name="gr5" draw:text-style-name="P8" svg:width="0.3307in" svg:height="0.2559in" svg:x="1.4661in" svg:y="1.8728in"><text:p text:style-name="P8">d1</text:p></draw:rect><draw:custom-shape text:anchor-type="paragraph" draw:z-index="18" draw:style-name="gr1" svg:width="0.2661in" svg:height="0.0476in" svg:x="1.1417in" svg:y="1.986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style-name="gr3" svg:width="0.237in" svg:height="0.2606in" svg:x="0.611in" svg:y="1.56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2" svg:width="1.5059in" svg:height="0.2941in" svg:x="-0.0693in" svg:y="0.502in"><text:p><text:s text:c="11"/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svg:width="1.5059in" svg:height="0.2941in" svg:x="-0.0689in" svg:y="0.1335in"><text:p><text:s/>Stop words Removal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16" draw:style-name="gr5" draw:text-style-name="P8" svg:width="0.578in" svg:height="0.2752in" svg:x="0.4701in" svg:y="2.6445in"><text:p text:style-name="P8">Term n</text:p></draw:rect><draw:rect text:anchor-type="paragraph" draw:z-index="15" draw:style-name="gr5" draw:text-style-name="P8" svg:width="0.578in" svg:height="0.2469in" svg:x="0.4701in" svg:y="2.1799in"><text:p text:style-name="P8">Term 2</text:p></draw:rect><draw:rect text:anchor-type="paragraph" draw:z-index="14" draw:style-name="gr5" draw:text-style-name="P8" svg:width="0.5878in" svg:height="0.2276in" svg:x="0.4701in" svg:y="1.878in"><text:p text:style-name="P8">Term 1</text:p></draw:rect><draw:rect text:anchor-type="paragraph" draw:z-index="13" draw:style-name="gr5" draw:text-style-name="P8" svg:width="1.4969in" svg:height="0.3031in" svg:x="-0.0402in" svg:y="1.1862in"><text:p text:style-name="P8">Index Features</text:p></draw:rect><draw:custom-shape text:anchor-type="paragraph" draw:z-index="12" draw:style-name="gr3" svg:width="0.237in" svg:height="0.2122in" svg:x="0.5929in" svg:y="0.8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style-name="gr2" svg:width="1.5059in" svg:height="0.2941in" svg:x="5.2701in" svg:y="0.1354in"><text:p><text:s/>Stop words Removal</text:p><draw:enhanced-geometry svg:viewBox="0 0 21600 21600" draw:glue-points="10800 0 0 10800 10800 21600 21600 10800" draw:type="flowchart-process" draw:enhanced-path="M 0 0 L 21600 0 21600 21600 0 21600 0 0 Z N"/></draw:custom-shape><text:tab/><text:tab/><text:tab/><text:tab/><text:tab/><text:tab/><text:tab/><text:tab/><text:tab/></text:p>
      <text:p text:style-name="P1"/>
      <text:p text:style-name="P1"><draw:custom-shape text:anchor-type="paragraph" draw:z-index="8" draw:style-name="gr2" svg:width="1.5059in" svg:height="0.2941in" svg:x="5.2701in" svg:y="0.1583in"><text:p><text:s text:c="11"/>Stemming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1" draw:style-name="gr3" svg:width="0.237in" svg:height="0.2122in" svg:x="5.8681in" svg:y="0.14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1" draw:style-name="gr5" draw:text-style-name="P8" svg:width="1.0516in" svg:height="0.4925in" svg:x="2.8752in" svg:y="0.161in"><text:p text:style-name="P8">Matching</text:p></draw:ellipse></text:p>
      <text:p text:style-name="P1"><draw:rect text:anchor-type="paragraph" draw:z-index="22" draw:style-name="gr5" draw:text-style-name="P8" svg:width="1.4969in" svg:height="0.3031in" svg:x="5.2535in" svg:y="0.0362in"><text:p text:style-name="P8">Query Features</text:p></draw:rect><draw:line text:anchor-type="paragraph" draw:z-index="34" draw:style-name="gr6" draw:text-style-name="P8" svg:x1="4.0307in" svg:y1="0.2059in" svg:x2="4.1445in" svg:y2="0.1016in"><text:p/></draw:line></text:p>
      <text:p text:style-name="P1"><draw:line text:anchor-type="paragraph" draw:z-index="32" draw:style-name="gr6" draw:text-style-name="P8" svg:x1="5.139in" svg:y1="0.0138in" svg:x2="4.0307in" svg:y2="0.0138in"><text:p/></draw:line><draw:line text:anchor-type="paragraph" draw:z-index="33" draw:style-name="gr6" draw:text-style-name="P8" svg:x1="2.2028in" svg:y1="0.5063in" svg:x2="2.7992in" svg:y2="0.1465in"><text:p/></draw:line><draw:line text:anchor-type="paragraph" draw:z-index="35" draw:style-name="gr6" draw:text-style-name="P8" svg:x1="4.0307in" svg:y1="0.0138in" svg:x2="4.135in" svg:y2="0.1181in"><text:p/></draw:line><draw:line text:anchor-type="paragraph" draw:z-index="36" draw:style-name="gr6" draw:text-style-name="P8" svg:x1="2.7992in" svg:y1="0.1465in" svg:x2="2.752in" svg:y2="0.3354in"><text:p/></draw:line><draw:line text:anchor-type="paragraph" draw:z-index="37" draw:style-name="gr6" draw:text-style-name="P8" svg:x1="2.7992in" svg:y1="0.1465in" svg:x2="2.572in" svg:y2="0.1465in"><text:p/></draw:line></text:p>
      <text:p text:style-name="P1"/>
      <text:p text:style-name="P1"/>
      <text:p text:style-name="P1"/>
      <text:p text:style-name="P1"><text:tab/><text:tab/><text:tab/><text:tab/><text:tab/><text:tab/><text:tab/><text:tab/></text:p>
      <text:p text:style-name="Standard"><text:span text:style-name="T1"><text:tab/><text:tab/><text:tab/><text:tab/><text:tab/><text:tab/><text:tab/><text:tab/><text:tab/></text:span><text:span text:style-name="T2">S1 &gt; </text:span><text:span text:style-name="T3">S</text:span><text:span text:style-name="T2">2 &gt; </text:span><text:span text:style-name="T3">S</text:span><text:span text:style-name="T2">3</text:span></text:p>
      <text:p text:style-name="P2"/>
      <text:p text:style-name="P4"/>
      <text:p text:style-name="P2"/>
      <text:p text:style-name="P2"/>
      <text:p text:style-name="P2"/>
      <text:p text:style-name="P2"/>
      <text:p text:style-name="P2"><draw:rect text:anchor-type="paragraph" draw:z-index="38" draw:style-name="gr7" draw:text-style-name="P8" svg:width="1.6197in" svg:height="0.4642in" svg:x="2.7709in" svg:y="0.0925in"><text:p text:style-name="P8">AcademTechQuerying</text:p></draw:rect></text:p>
      <text:p text:style-name="P6"><draw:line text:anchor-type="paragraph" draw:z-index="42" draw:style-name="gr8" draw:text-style-name="P8" svg:x1="4.4374in" svg:y1="0.1563in" svg:x2="5.139in" svg:y2="0.1661in"><text:p/></draw:line><text:span text:style-name="T4"><text:tab/><text:tab/><text:tab/></text:span></text:p>
      <text:p text:style-name="P6"><text:span text:style-name="T4"/></text:p>
      <text:p text:style-name="P6"><text:span text:style-name="T4"><text:tab/><text:tab/></text:span><text:span text:style-name="T5">Publication Query </text:span></text:p>
      <text:p text:style-name="P5"><draw:line text:anchor-type="paragraph" draw:z-index="39" draw:style-name="gr8" draw:text-style-name="P8" svg:x1="0.5457in" svg:y1="0.2469in" svg:x2="0.9811in" svg:y2="0.0398in"><text:p/></draw:line><text:span text:style-name="T4"><text:tab/><text:tab/><text:tab/></text:span></text:p>
      <text:p text:style-name="P5"><draw:line text:anchor-type="paragraph" draw:z-index="40" draw:style-name="gr8" draw:text-style-name="P8" svg:x1="0.5173in" svg:y1="0.178in" svg:x2="0.9528in" svg:y2="0.426in"><text:p/></draw:line><text:span text:style-name="T4">Query<text:tab/><text:tab/><text:tab/></text:span></text:p>
      <text:p text:style-name="P5"><text:span text:style-name="T4"/></text:p>
      <text:p text:style-name="P7"><draw:line text:anchor-type="paragraph" draw:z-index="43" draw:style-name="gr8" draw:text-style-name="P8" svg:x1="4.4661in" svg:y1="0.0953in" svg:x2="5.1106in" svg:y2="0.0953in"><text:p/></draw:line><draw:rect text:anchor-type="paragraph" draw:z-index="41" draw:style-name="gr7" draw:text-style-name="P8" svg:width="1.6197in" svg:height="0.4642in" svg:x="2.7709in" svg:y="0.0429in"><text:p text:style-name="P8">AcademTechQuerying</text:p></draw:rect><text:span text:style-name="T4"><text:tab/><text:tab/></text:span><text:span text:style-name="T6">Project Que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coza4 </meta:initial-creator>
    <meta:creation-date>2014-02-24T21:22:17</meta:creation-date>
    <dc:date>2014-03-10T13:17:59</dc:date>
    <dc:creator>cocoza4 </dc:creator>
    <meta:editing-duration>PT2H5M8S</meta:editing-duration>
    <meta:editing-cycles>33</meta:editing-cycles>
    <meta:generator>LibreOffice/3.6$Linux_x86 LibreOffice_project/360m1$Build-2</meta:generator>
    <meta:document-statistic meta:table-count="0" meta:image-count="0" meta:object-count="0" meta:page-count="1" meta:paragraph-count="10" meta:word-count="10" meta:character-count="93" meta:non-whitespace-character-count="41"/>
  </office:meta>
</office:document-meta>
</file>